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1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60"/>
    <style:style style:name="ce9" style:family="table-cell" style:parent-style-name="Default" style:data-style-name="N1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816" calcext:value-type="float">
            <text:p>816</text:p>
          </table:table-cell>
          <table:table-cell table:style-name="ce5" table:formula="of:=[.B2]" office:value-type="float" office:value="816" calcext:value-type="float">
            <text:p>81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11" table:formula="of:=[.R9]" office:value-type="float" office:value="234396" calcext:value-type="float">
            <text:p>234,396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O2]*(1+[.N15])/100/60" office:value-type="float" office:value="17.884" calcext:value-type="float">
            <text:p>17.9</text:p>
          </table:table-cell>
          <table:table-cell table:style-name="ce10" table:formula="of:=1.1%*(1+[.N15])/60" office:value-type="percentage" office:value="0.00241083333333333" calcext:value-type="percentage">
            <text:p>0.24%</text:p>
          </table:table-cell>
          <table:table-cell table:style-name="ce9" table:formula="of:=[.R2]*60" office:value-type="percentage" office:value="0.14465" calcext:value-type="percentage">
            <text:p>14.4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5" calcext:value-type="float">
            <text:p>405</text:p>
          </table:table-cell>
          <table:table-cell table:style-name="ce5" table:formula="of:=[.B3]" office:value-type="float" office:value="405" calcext:value-type="float">
            <text:p>405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2" table:formula="of:=[.Q10]" office:value-type="percentage" office:value="21.65" calcext:value-type="percentage">
            <text:p>216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18200" calcext:value-type="float">
            <text:p>18200</text:p>
          </table:table-cell>
          <table:table-cell office:value-type="string" calcext:value-type="string">
            <text:p>mp/sec</text:p>
          </table:table-cell>
          <table:table-cell table:style-name="ce14" table:formula="of:=[.O3]*[.R3]" office:value-type="float" office:value="33.67" calcext:value-type="float">
            <text:p>33.7</text:p>
          </table:table-cell>
          <table:table-cell table:style-name="ce10" table:formula="of:=[.S3]/60" office:value-type="percentage" office:value="0.00185" calcext:value-type="percentage">
            <text:p>0.19%</text:p>
          </table:table-cell>
          <table:table-cell table:style-name="ce9" table:formula="of:=2%+([.C7]/100/100/2)" office:value-type="percentage" office:value="0.111" calcext:value-type="percentage">
            <text:p>11.10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B4]*(1+[.T15])" office:value-type="float" office:value="6102.75" calcext:value-type="float">
            <text:p>6102.8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2" table:formula="of:=[.Q11]" office:value-type="percentage" office:value="16.05" calcext:value-type="percentage">
            <text:p>16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C3]*10" office:value-type="float" office:value="4050" calcext:value-type="float">
            <text:p>4050</text:p>
          </table:table-cell>
          <table:table-cell office:value-type="string" calcext:value-type="string">
            <text:p>w/Med:</text:p>
          </table:table-cell>
          <table:table-cell table:style-name="ce14" table:formula="of:=[.O3]*[.R4]" office:value-type="float" office:value="47.047" calcext:value-type="float">
            <text:p>47.0</text:p>
          </table:table-cell>
          <table:table-cell table:style-name="ce10" table:formula="of:=[.S4]/60" office:value-type="percentage" office:value="0.002585" calcext:value-type="percentage">
            <text:p>0.26%</text:p>
          </table:table-cell>
          <table:table-cell table:style-name="ce9" table:formula="of:=1%*(1+3+3%*[.B40])+([.C7]/100/100/2)+1%" office:value-type="percentage" office:value="0.1551" calcext:value-type="percentage">
            <text:p>15.5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25" calcext:value-type="float">
            <text:p>425</text:p>
          </table:table-cell>
          <table:table-cell table:style-name="ce5" table:formula="of:=[.B5]*(1+[.W15])" office:value-type="float" office:value="2507.5" calcext:value-type="float">
            <text:p>2507.5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2" table:formula="of:=[.Q12]" office:value-type="percentage" office:value="5.2" calcext:value-type="percentage">
            <text:p>52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65" calcext:value-type="float">
            <text:p>765</text:p>
          </table:table-cell>
          <table:table-cell table:style-name="ce5" table:formula="of:=[.B6]*(1+[.Z15])" office:value-type="float" office:value="9065.25" calcext:value-type="float">
            <text:p>9065.3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2" table:formula="of:=[.Q15]" office:value-type="percentage" office:value="13.545" calcext:value-type="percentage">
            <text:p>1354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910" calcext:value-type="float">
            <text:p>910</text:p>
          </table:table-cell>
          <table:table-cell table:style-name="ce5" table:formula="of:=[.B7]*2" office:value-type="float" office:value="1820" calcext:value-type="float">
            <text:p>1820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0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number-columns-repeated="2"/>
          <table:table-cell table:formula="of:=[.$O$2]/(1/(1+[.$K$15]))/(1/(1+[.$AO$15]))" office:value-type="float" office:value="1099702.8" calcext:value-type="float">
            <text:p>1099702.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2336868.45" calcext:value-type="float">
            <text:p>2336868.45</text:p>
          </table:table-cell>
          <table:table-cell table:style-name="ce6" table:formula="of:=([.O11]+[.O12])/2" office:value-type="float" office:value="234396" calcext:value-type="float">
            <text:p>2343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O$2]/(1/(1+[.$K$15]))/(1/(1+[.$AF$15]))/(1/(1+[.$AO$15]))" office:value-type="float" office:value="3574034.1" calcext:value-type="float">
            <text:p>3574034.1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1.65" calcext:value-type="percentage">
            <text:p>2165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19" table:formula="of:=1-1/(1+[.$K$15]+[.$AO$15])" office:value-type="percentage" office:value="0.963768115942029" calcext:value-type="percentage">
            <text:p>96.4%</text:p>
          </table:table-cell>
          <table:table-cell table:formula="of:=1/(1-[.M11])" office:value-type="float" office:value="27.6" calcext:value-type="float">
            <text:p>27.6</text:p>
          </table:table-cell>
          <table:table-cell table:formula="of:=[.$O$2]/(1/(1+[.$K$15]+[.$AO$15]))" office:value-type="float" office:value="225216" calcext:value-type="float">
            <text:p>22521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6.05" calcext:value-type="percentage">
            <text:p>1605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9"/>
          <table:table-cell office:value-type="string" calcext:value-type="string">
            <text:p>EH-M-Add</text:p>
          </table:table-cell>
          <table:table-cell table:style-name="ce19" table:formula="of:=1-1/(1+[.$K$15]+[.$AF$15]+[.$AO$15])" office:value-type="percentage" office:value="0.966499162479062" calcext:value-type="percentage">
            <text:p>96.6%</text:p>
          </table:table-cell>
          <table:table-cell table:formula="of:=1/(1-[.M12])" office:value-type="float" office:value="29.85" calcext:value-type="float">
            <text:p>29.85</text:p>
          </table:table-cell>
          <table:table-cell table:formula="of:=[.$O$2]/(1/(1+[.$K$15]+[.$AF$15]+[.$AO$15]))" office:value-type="float" office:value="243576" calcext:value-type="float">
            <text:p>24357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5.2" calcext:value-type="percentage">
            <text:p>520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9"/>
          <table:table-cell office:value-type="string" calcext:value-type="string">
            <text:p>EH-BAL</text:p>
          </table:table-cell>
          <table:table-cell table:style-name="ce19" table:formula="of:=([.M11]+[.M12])/2" office:value-type="percentage" office:value="0.965133639210545" calcext:value-type="percentage">
            <text:p>96.5%</text:p>
          </table:table-cell>
          <table:table-cell table:style-name="ce14" table:formula="of:=([.N11]+[.N12])/2" office:value-type="float" office:value="28.725" calcext:value-type="float">
            <text:p>28.7</text:p>
          </table:table-cell>
          <table:table-cell/>
          <table:table-cell table:style-name="ce6" table:number-columns-repeated="2"/>
          <table:table-cell table:number-columns-repeated="22"/>
          <table:table-cell table:style-name="ce9" table:formula="of:=([.AM23]+[.AN23]*[.$B23])" office:value-type="percentage" office:value="0.55" calcext:value-type="percentage">
            <text:p>55.0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20:.K69])" office:value-type="percentage" office:value="21.65" calcext:value-type="percentage">
            <text:p>21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20:.N69])" office:value-type="percentage" office:value="12.15" calcext:value-type="percentage">
            <text:p>12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69])" office:value-type="percentage" office:value="13.545" calcext:value-type="percentage">
            <text:p>1354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69])" office:value-type="percentage" office:value="10.85" calcext:value-type="percentage">
            <text:p>108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20:.W69])" office:value-type="percentage" office:value="4.9" calcext:value-type="percentage">
            <text:p>490.00%</text:p>
          </table:table-cell>
          <table:table-cell table:style-name="ce10" table:number-columns-repeated="2"/>
          <table:table-cell table:style-name="ce10" table:formula="of:=SUM([.Z20:.Z69])" office:value-type="percentage" office:value="10.85" calcext:value-type="percentage">
            <text:p>10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20:.AC69])" office:value-type="percentage" office:value="16.05" calcext:value-type="percentage">
            <text:p>16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69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69])" office:value-type="percentage" office:value="5.2" calcext:value-type="percentage">
            <text:p>52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20:.AO69])" office:value-type="percentage" office:value="4.95" calcext:value-type="percentage">
            <text:p>495.0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I20]+[.J20]*[.$B20])" office:value-type="percentage" office:value="0.85" calcext:value-type="percentage">
            <text:p>85.00%</text:p>
          </table:table-cell>
          <table:table-cell table:style-name="ce9" table:formula="of:=[.K20]" office:value-type="percentage" office:value="5.95" calcext:value-type="percentage">
            <text:p>59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0]+[.J20]*[.$B20])*[.$F20]" office:value-type="percentage" office:value="5.95" calcext:value-type="percentage">
            <text:p>595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0]+[.S20]*[.$B20])*[.$F20]" office:value-type="percentage" office:value="5.95" calcext:value-type="percentage">
            <text:p>595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0]+[.Y20]*[.$B20])*[.$F20]" office:value-type="percentage" office:value="5.95" calcext:value-type="percentage">
            <text:p>59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0]+[.AB20]*[.$B20])*[.$F20]" office:value-type="percentage" office:value="5.95" calcext:value-type="percentage">
            <text:p>59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23]=1;[.$B$9];0%)+IF([.E23]=1;[.$B$11];0%)+IF([.D23]=1;[.$B$10];0%)" office:value-type="percentage" office:value="9" calcext:value-type="percentage">
            <text:p>900.00%</text:p>
          </table:table-cell>
          <table:table-cell table:style-name="ce9" table:formula="of:=([.L23]+[.M23]*[.$B23])" office:value-type="percentage" office:value="1.35" calcext:value-type="percentage">
            <text:p>135.00%</text:p>
          </table:table-cell>
          <table:table-cell table:style-name="ce9" table:formula="of:=[.N23]" office:value-type="percentage" office:value="12.15" calcext:value-type="percentage">
            <text:p>1215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23]+[.M23]*[.$B23])*[.$F23]" office:value-type="percentage" office:value="12.15" calcext:value-type="percentage">
            <text:p>1215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23]+[.AE23]*[.$B23])*[.$F23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23]+[.AN23]*[.$B23])*[.$F23]" office:value-type="percentage" office:value="4.95" calcext:value-type="percentage">
            <text:p>49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4]=1;[.$B$9];0%)+IF([.E24]=1;[.$B$11];0%)+IF([.D24]=1;[.$B$10];0%)" office:value-type="percentage" office:value="7" calcext:value-type="percentage">
            <text:p>700.00%</text:p>
          </table:table-cell>
          <table:table-cell table:style-name="ce9" table:formula="of:=([.O24]+[.P24]*[.$B24])" office:value-type="percentage" office:value="1.1" calcext:value-type="percentage">
            <text:p>110.00%</text:p>
          </table:table-cell>
          <table:table-cell table:style-name="ce9" table:formula="of:=[.Q24]" office:value-type="percentage" office:value="7.7" calcext:value-type="percentage">
            <text:p>77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4]+[.P24]*[.$B24])*[.$F24]" office:value-type="percentage" office:value="7.7" calcext:value-type="percentage">
            <text:p>770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9]=1;[.$B$9];0%)+IF([.E29]=1;[.$B$11];0%)+IF([.D29]=1;[.$B$10];0%)" office:value-type="percentage" office:value="8" calcext:value-type="percentage">
            <text:p>800.00%</text:p>
          </table:table-cell>
          <table:table-cell table:style-name="ce9" table:formula="of:=([.I29]+[.J29]*[.$B29])" office:value-type="percentage" office:value="1.35" calcext:value-type="percentage">
            <text:p>135.00%</text:p>
          </table:table-cell>
          <table:table-cell table:style-name="ce9" table:formula="of:=[.K29]" office:value-type="percentage" office:value="10.8" calcext:value-type="percentage">
            <text:p>1080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9]+[.J29]*[.$B29])*[.$F29]" office:value-type="percentage" office:value="10.8" calcext:value-type="percentage">
            <text:p>1080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30]=1;[.$B$9];0%)+IF([.E30]=1;[.$B$11];0%)+IF([.D30]=1;[.$B$10];0%)" office:value-type="percentage" office:value="7" calcext:value-type="percentage">
            <text:p>700.00%</text:p>
          </table:table-cell>
          <table:table-cell table:style-name="ce9" table:formula="of:=([.I30]+[.J30]*[.$B30])" office:value-type="percentage" office:value="0.7" calcext:value-type="percentage">
            <text:p>70.00%</text:p>
          </table:table-cell>
          <table:table-cell table:style-name="ce9" table:formula="of:=[.K30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30]+[.J30]*[.$B30])*[.$F30]" office:value-type="percentage" office:value="4.9" calcext:value-type="percentage">
            <text:p>49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30]+[.S30]*[.$B30])*[.$F30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0]+[.V30]*[.$B30])*[.$F30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0]+[.Y30]*[.$B30])*[.$F30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0]+[.AB30]*[.$B30])*[.$F30]" office:value-type="percentage" office:value="4.9" calcext:value-type="percentage">
            <text:p>49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36]=1;[.$B$9];0%)+IF([.E36]=1;[.$B$11];0%)+IF([.D36]=1;[.$B$10];0%)" office:value-type="percentage" office:value="8" calcext:value-type="percentage">
            <text:p>800.00%</text:p>
          </table:table-cell>
          <table:table-cell table:style-name="ce9" table:formula="of:=([.AJ36]+[.AK36]*[.$B36])" office:value-type="percentage" office:value="0.585" calcext:value-type="percentage">
            <text:p>58.50%</text:p>
          </table:table-cell>
          <table:table-cell table:style-name="ce9" table:formula="of:=[.AL36]" office:value-type="percentage" office:value="4.68" calcext:value-type="percentage">
            <text:p>468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36]+[.AK36]*[.$B36])*[.$F36]" office:value-type="percentage" office:value="4.68" calcext:value-type="percentage">
            <text:p>468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37]=1;[.$B$9];0%)+IF([.E37]=1;[.$B$11];0%)+IF([.D37]=1;[.$B$10];0%)" office:value-type="percentage" office:value="8" calcext:value-type="percentage">
            <text:p>800.00%</text:p>
          </table:table-cell>
          <table:table-cell table:style-name="ce9" table:formula="of:=([.AA37]+[.AB37]*[.$B37])" office:value-type="percentage" office:value="0.65" calcext:value-type="percentage">
            <text:p>65.00%</text:p>
          </table:table-cell>
          <table:table-cell table:style-name="ce9" table:formula="of:=[.AC37]" office:value-type="percentage" office:value="5.2" calcext:value-type="percentage">
            <text:p>520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7]+[.AB37]*[.$B37])*[.$F37]" office:value-type="percentage" office:value="5.2" calcext:value-type="percentage">
            <text:p>520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37]+[.AH37]*[.$B37])*[.$F37]" office:value-type="percentage" office:value="5.2" calcext:value-type="percentage">
            <text:p>52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38]=1;[.$B$9];0%)+IF([.E38]=1;[.$B$11];0%)+IF([.D38]=1;[.$B$10];0%)" office:value-type="percentage" office:value="7" calcext:value-type="percentage">
            <text:p>700.00%</text:p>
          </table:table-cell>
          <table:table-cell table:style-name="ce9" table:formula="of:=([.O38]+[.P38]*[.$B38])" office:value-type="percentage" office:value="0.835" calcext:value-type="percentage">
            <text:p>83.50%</text:p>
          </table:table-cell>
          <table:table-cell table:style-name="ce9" table:formula="of:=[.Q38]" office:value-type="percentage" office:value="5.845" calcext:value-type="percentage">
            <text:p>584.5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38]+[.P38]*[.$B38])*[.$F38]" office:value-type="percentage" office:value="5.845" calcext:value-type="percentage">
            <text:p>584.5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style-name="ce9" table:formula="of:=300%+[.B40]*3%" office:value-type="percentage" office:value="4.41" calcext:value-type="percentage">
            <text:p>441.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COM.MICROSOFT.CONCAT(&quot;Vit: &quot;; [.B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B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B4]; &quot; [&quot;;ROUND([.C4];1);&quot;]&quot;)" office:value-type="string" office:string-value="Str: 515 [6102.8]" calcext:value-type="string">
            <text:p>Str: 515 [6102.8]</text:p>
          </table:table-cell>
          <table:table-cell table:number-columns-repeated="1023"/>
        </table:table-row>
        <table:table-row table:style-name="ro1">
          <table:table-cell table:formula="of:=COM.MICROSOFT.CONCAT(&quot;Dex: &quot;; [.B5]; &quot; [&quot;;ROUND([.C5];1);&quot;]&quot;)" office:value-type="string" office:string-value="Dex: 425 [2507.5]" calcext:value-type="string">
            <text:p>Dex: 425 [2507.5]</text:p>
          </table:table-cell>
          <table:table-cell table:number-columns-repeated="1023"/>
        </table:table-row>
        <table:table-row table:style-name="ro1">
          <table:table-cell table:formula="of:=COM.MICROSOFT.CONCAT(&quot;Int: &quot;; [.B6]; &quot; [&quot;;ROUND([.C6];1);&quot;]&quot;)" office:value-type="string" office:string-value="Int: 765 [9065.3]" calcext:value-type="string">
            <text:p>Int: 765 [9065.3]</text:p>
          </table:table-cell>
          <table:table-cell table:number-columns-repeated="1023"/>
        </table:table-row>
        <table:table-row table:style-name="ro1">
          <table:table-cell table:formula="of:=COM.MICROSOFT.CONCAT(&quot;Wis: &quot;; [.B7])" office:value-type="string" office:string-value="Wis: 910" calcext:value-type="string">
            <text:p>Wis: 9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F3]*100;&quot;#,##0.0&quot;); &quot;%&quot;)" office:value-type="string" office:string-value="Resilience: 2,165.0%" calcext:value-type="string">
            <text:p>Resilience: 2,165.0%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table:formula="of:=COM.MICROSOFT.CONCAT(&quot;Speed+:     &quot;;TEXT([.F4]*100;&quot;#,##0.0&quot;); &quot;%&quot;)" office:value-type="string" office:string-value="Speed+:     1,605.0%" calcext:value-type="string">
            <text:p>Speed+: <text:s text:c="4"/>1,605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Reflexes+:    &quot;;TEXT([.F5]*100;&quot;#,##0.0&quot;); &quot;%&quot;)" office:value-type="string" office:string-value="Reflexes+:    520.0%" calcext:value-type="string">
            <text:p>Reflexes+: <text:s text:c="3"/>520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Damage+:    &quot;;TEXT([.F6]*100;&quot;#,##0.0&quot;); &quot;%&quot;)" office:value-type="string" office:string-value="Damage+:    1,354.5%" calcext:value-type="string">
            <text:p>Damage+: <text:s text:c="3"/>1,354.5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  :  &quot;; TEXT([.O2];&quot;#,##0&quot;))" office:value-type="string" office:string-value="Health  :  8,160" calcext:value-type="string">
            <text:p>Health <text:s/>: <text:s/>8,160</text:p>
          </table:table-cell>
          <table:table-cell table:number-columns-repeated="1023"/>
        </table:table-row>
        <table:table-row table:style-name="ro1">
          <table:table-cell table:formula="of:=COM.MICROSOFT.CONCAT(&quot;Stamina :  &quot;; TEXT([.O4];&quot;#,##0&quot;))" office:value-type="string" office:string-value="Stamina :  4,050" calcext:value-type="string">
            <text:p>Stamina : <text:s/>4,050</text:p>
          </table:table-cell>
          <table:table-cell table:number-columns-repeated="1023"/>
        </table:table-row>
        <table:table-row table:style-name="ro1">
          <table:table-cell table:formula="of:=COM.MICROSOFT.CONCAT(&quot;Mana    : &quot;; TEXT([.O3];&quot;#,##0&quot;))" office:value-type="string" office:string-value="Mana    : 18,200" calcext:value-type="string">
            <text:p>Mana <text:s text:c="3"/>: 18,2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R2]*100;&quot;#,##0.00&quot;); &quot;% [&quot;; TEXT([.Q2];&quot;#,##0.0&quot;); &quot;]&quot;)" office:value-type="string" office:string-value="hp/sec:  0.24% [17.9]" calcext:value-type="string">
            <text:p>hp/sec: <text:s/>0.24% [17.9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R3]*100;&quot;#,##0.00&quot;); &quot;% [&quot;; TEXT([.Q3];&quot;#,##0.0&quot;); &quot;]&quot;)" office:value-type="string" office:string-value="mp/sec:  0.19% [33.7]" calcext:value-type="string">
            <text:p>mp/sec: <text:s/>0.19% [33.7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R4]*100;&quot;#,##0.00&quot;); &quot;% [&quot;; TEXT([.Q4];&quot;#,##0.0&quot;); &quot;]&quot;)" office:value-type="string" office:string-value="w/Med:   0.26% [47.0]" calcext:value-type="string">
            <text:p>w/Med: <text:s text:c="2"/>0.26% [47.0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&quot;; TEXT([.M13]*100;&quot;#,##0.0&quot;); &quot;% [hp x &quot;;TEXT([.N13];&quot;#,##0.0&quot;); &quot;]&quot;)" office:value-type="string" office:string-value="Mitigation:  96.5% [hp x 28.7]" calcext:value-type="string">
            <text:p>Mitigation: <text:s/>96.5% [hp x 28.7]</text:p>
          </table:table-cell>
          <table:table-cell table:number-columns-repeated="1023"/>
        </table:table-row>
        <table:table-row table:style-name="ro1">
          <table:table-cell table:formula="of:=COM.MICROSOFT.CONCAT(&quot;Additive EH: &quot;; TEXT([.F2];&quot;#,##0.0&quot;))" office:value-type="string" office:string-value="Additive EH: 234,396.0" calcext:value-type="string">
            <text:p>Additive EH: 234,396.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H68]" office:value-type="string" office:string-value="The Azarinth Sentinel" calcext:value-type="string">
            <text:p>The Azarinth Sentinel</text:p>
          </table:table-cell>
          <table:table-cell table:number-columns-repeated="6"/>
          <table:table-cell office:value-type="string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formula="of:=COM.MICROSOFT.CONCAT([.E69]; &quot;-&quot;; [.F69]; [.G69]; [.A18]; [.H69]; [.I69]; [.J69]; [.K69];[.L69];[.M69];[.N69] )" office:value-type="string" office:string-value="3-23 Absolute Destruction" calcext:value-type="string">
            <text:p>3-23 Absolute Destruction</text:p>
          </table:table-cell>
          <table:table-cell table:number-columns-repeated="3"/>
          <table:table-cell table:formula="of:=IF([.B18]&gt;40; 3; IF([.B18]&gt;20; 2; 1))" office:value-type="float" office:value="3" calcext:value-type="float">
            <text:p>3</text:p>
          </table:table-cell>
          <table:table-cell table:formula="of:=IF([.E69]=3;[.B18]-40;IF([.E69]=2;[.B18]-20;[.B18]))" office:value-type="float" office:value="23" calcext:value-type="float">
            <text:p>23</text:p>
          </table:table-cell>
          <table:table-cell table:formula="of:=IF([.F69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0]; &quot;-&quot;; [.F70]; [.G70]; [.A19]; [.H70]; [.I70]; [.J70]; [.K70];[.L70];[.M70];[.N70] )" office:value-type="string" office:string-value="3-30 Sentinel Reconstruction" calcext:value-type="string">
            <text:p>3-30 Sentinel Reconstruction</text:p>
          </table:table-cell>
          <table:table-cell table:number-columns-repeated="3"/>
          <table:table-cell table:formula="of:=IF([.B19]&gt;40; 3; IF([.B19]&gt;20; 2; 1))" office:value-type="float" office:value="3" calcext:value-type="float">
            <text:p>3</text:p>
          </table:table-cell>
          <table:table-cell table:formula="of:=IF([.E70]=3;[.B19]-40;IF([.E70]=2;[.B19]-20;[.B19]))" office:value-type="float" office:value="30" calcext:value-type="float">
            <text:p>30</text:p>
          </table:table-cell>
          <table:table-cell table:formula="of:=IF([.F70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1]; &quot;-&quot;; [.F71]; [.G71]; [.A20]; [.H71]; [.I71]; [.J71]; [.K71];[.L71];[.M71];[.N71] )" office:value-type="string" office:string-value="3-30 Azarinth Awakening      [85.0% x 7 = 595.0% Resilience, Speed, Intelligence and Strength]" calcext:value-type="string">
            <text:p>3-30 Azarinth Awakening <text:s text:c="5"/>[85.0% x 7 = 595.0% Resilience, Speed, Intelligence and Strength]</text:p>
          </table:table-cell>
          <table:table-cell table:style-name="ce8"/>
          <table:table-cell table:number-columns-repeated="2"/>
          <table:table-cell table:formula="of:=IF([.B20]&gt;40; 3; IF([.B20]&gt;20; 2; 1))" office:value-type="float" office:value="3" calcext:value-type="float">
            <text:p>3</text:p>
          </table:table-cell>
          <table:table-cell table:formula="of:=IF([.E71]=3;[.B20]-40;IF([.E71]=2;[.B20]-20;[.B20]))" office:value-type="float" office:value="30" calcext:value-type="float">
            <text:p>30</text:p>
          </table:table-cell>
          <table:table-cell table:formula="of:=IF([.F71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6"/>[</text:p>
          </table:table-cell>
          <table:table-cell table:formula="of:=COM.MICROSOFT.CONCAT(TEXT([.G20];&quot;#,##0.0%&quot;); &quot; x &quot;; [.F20]; &quot; = &quot;; TEXT([.H20];&quot;#,##0.0%&quot;))" office:value-type="string" office:string-value="85.0% x 7 = 595.0%" calcext:value-type="string">
            <text:p>85.0% x 7 = 59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4"/>
        </table:table-row>
        <table:table-row table:style-name="ro1">
          <table:table-cell table:formula="of:=COM.MICROSOFT.CONCAT([.E72]; &quot;-&quot;; [.F72]; [.G72]; [.A21]; [.H72]; [.I72]; [.J72]; [.K72];[.L72];[.M72];[.N72] )" office:value-type="string" office:string-value="3-27 Blink" calcext:value-type="string">
            <text:p>3-27 Blink</text:p>
          </table:table-cell>
          <table:table-cell table:number-columns-repeated="3"/>
          <table:table-cell table:formula="of:=IF([.B21]&gt;40; 3; IF([.B21]&gt;20; 2; 1))" office:value-type="float" office:value="3" calcext:value-type="float">
            <text:p>3</text:p>
          </table:table-cell>
          <table:table-cell table:formula="of:=IF([.E72]=3;[.B21]-40;IF([.E72]=2;[.B21]-20;[.B21]))" office:value-type="float" office:value="27" calcext:value-type="float">
            <text:p>27</text:p>
          </table:table-cell>
          <table:table-cell table:formula="of:=IF([.F72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3]; &quot;-&quot;; [.F73]; [.G73]; [.A22]; [.H73]; [.I73]; [.J73]; [.K73];[.L73];[.M73];[.N73] )" office:value-type="string" office:string-value="3-25 Sentinel Sphere" calcext:value-type="string">
            <text:p>3-25 Sentinel Sphere</text:p>
          </table:table-cell>
          <table:table-cell table:number-columns-repeated="3"/>
          <table:table-cell table:formula="of:=IF([.B22]&gt;40; 3; IF([.B22]&gt;20; 2; 1))" office:value-type="float" office:value="3" calcext:value-type="float">
            <text:p>3</text:p>
          </table:table-cell>
          <table:table-cell table:formula="of:=IF([.E73]=3;[.B22]-40;IF([.E73]=2;[.B22]-20;[.B22]))" office:value-type="float" office:value="25" calcext:value-type="float">
            <text:p>25</text:p>
          </table:table-cell>
          <table:table-cell table:formula="of:=IF([.F73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4]; &quot;-&quot;; [.F74]; [.G74]; [.A23]; [.H74]; [.I74]; [.J74]; [.K74];[.L74];[.M74];[.N74] )" office:value-type="string" office:string-value="3-30 Sentinel Core           [55.0% x 9 = 495.0% Durability, 135.0% x 9 = 1,215.0% Health Regen, 25.0% x 9 = 225.0% Magic Resistance]" calcext:value-type="string">
            <text:p>3-30 Sentinel Core <text:s text:c="10"/>[55.0% x 9 = 495.0% Durability, 135.0% x 9 = 1,215.0% Health Regen, 25.0% x 9 = 225.0% Magic Resistance]</text:p>
          </table:table-cell>
          <table:table-cell table:number-columns-repeated="3"/>
          <table:table-cell table:formula="of:=IF([.B23]&gt;40; 3; IF([.B23]&gt;20; 2; 1))" office:value-type="float" office:value="3" calcext:value-type="float">
            <text:p>3</text:p>
          </table:table-cell>
          <table:table-cell table:formula="of:=IF([.E74]=3;[.B23]-40;IF([.E74]=2;[.B23]-20;[.B23]))" office:value-type="float" office:value="30" calcext:value-type="float">
            <text:p>30</text:p>
          </table:table-cell>
          <table:table-cell table:formula="of:=IF([.F74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AN13];&quot;#,##0.0%&quot;); &quot; x &quot;; [.F23]; &quot; = &quot;; TEXT([.AO23];&quot;#,##0.0%&quot;))" office:value-type="string" office:string-value="55.0% x 9 = 495.0%" calcext:value-type="string">
            <text:p>55.0% x 9 = 495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G23];&quot;#,##0.0%&quot;); &quot; x &quot;; [.F23]; &quot; = &quot;; TEXT([.H23];&quot;#,##0.0%&quot;))" office:value-type="string" office:string-value="135.0% x 9 = 1,215.0%" calcext:value-type="string">
            <text:p>135.0% x 9 = 1,215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D23];&quot;#,##0.0%&quot;); &quot; x &quot;; [.F23]; &quot; = &quot;; TEXT([.AF23];&quot;#,##0.0%&quot;))" office:value-type="string" office:string-value="25.0% x 9 = 225.0%" calcext:value-type="string">
            <text:p>25.0% x 9 = 225.0%</text:p>
          </table:table-cell>
          <table:table-cell office:value-type="string" calcext:value-type="string">
            <text:p><text:s/>Magic Resistance]</text:p>
          </table:table-cell>
          <table:table-cell table:number-columns-repeated="1010"/>
        </table:table-row>
        <table:table-row table:style-name="ro1">
          <table:table-cell table:formula="of:=COM.MICROSOFT.CONCAT([.E75]; &quot;-&quot;; [.F75]; [.G75]; [.A24]; [.H75]; [.I75]; [.J75]; [.K75];[.L75];[.M75];[.N75] )" office:value-type="string" office:string-value="3-30 Azarinth Fighting       [110.0% x 7 = 770.0% Damage, 10.0% x 7 = 70.0% Reaction Time]" calcext:value-type="string">
            <text:p>3-30 Azarinth Fighting <text:s text:c="6"/>[110.0% x 7 = 770.0% Damage, 10.0% x 7 = 70.0% Reaction Time]</text:p>
          </table:table-cell>
          <table:table-cell table:number-columns-repeated="3"/>
          <table:table-cell table:formula="of:=IF([.B24]&gt;40; 3; IF([.B24]&gt;20; 2; 1))" office:value-type="float" office:value="3" calcext:value-type="float">
            <text:p>3</text:p>
          </table:table-cell>
          <table:table-cell table:formula="of:=IF([.E75]=3;[.B24]-40;IF([.E75]=2;[.B24]-20;[.B24]))" office:value-type="float" office:value="30" calcext:value-type="float">
            <text:p>30</text:p>
          </table:table-cell>
          <table:table-cell table:formula="of:=IF([.F75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COM.MICROSOFT.CONCAT(TEXT([.G24];&quot;#,##0.0%&quot;); &quot; x &quot;; [.F24]; &quot; = &quot;; TEXT([.H24];&quot;#,##0.0%&quot;))" office:value-type="string" office:string-value="110.0% x 7 = 770.0%" calcext:value-type="string">
            <text:p>110.0% x 7 = 77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&quot; x &quot;; [.F24]; &quot; = &quot;; TEXT(10%*[.F24];&quot;#,##0.0%&quot;))" office:value-type="string" office:string-value="10.0% x 7 = 70.0%" calcext:value-type="string">
            <text:p>10.0% x 7 = 70.0%</text:p>
          </table:table-cell>
          <table:table-cell office:value-type="string" calcext:value-type="string">
            <text:p><text:s/>Reaction Time]</text:p>
          </table:table-cell>
          <table:table-cell table:number-columns-repeated="1012"/>
        </table:table-row>
        <table:table-row table:style-name="ro1">
          <table:table-cell table:formula="of:=COM.MICROSOFT.CONCAT([.E76]; &quot;-&quot;; [.F76]; [.G76]; [.A25]; [.H76]; [.I76]; [.J76]; [.K76];[.L76];[.M76];[.N76] )" office:value-type="string" office:string-value="3-8  Sentinel Huntress" calcext:value-type="string">
            <text:p>3-8 <text:s/>Sentinel Huntress</text:p>
          </table:table-cell>
          <table:table-cell table:number-columns-repeated="3"/>
          <table:table-cell table:formula="of:=IF([.B25]&gt;40; 3; IF([.B25]&gt;20; 2; 1))" office:value-type="float" office:value="3" calcext:value-type="float">
            <text:p>3</text:p>
          </table:table-cell>
          <table:table-cell table:formula="of:=IF([.E76]=3;[.B25]-40;IF([.E76]=2;[.B25]-20;[.B25]))" office:value-type="float" office:value="8" calcext:value-type="float">
            <text:p>8</text:p>
          </table:table-cell>
          <table:table-cell table:formula="of:=IF([.F76]&lt;10; &quot;  &quot;; &quot; &quot;)" office:value-type="string" office:string-value="  " calcext:value-type="string">
            <text:p><text:s text:c="2"/></text:p>
          </table:table-cell>
          <table:table-cell table:number-columns-repeated="1017"/>
        </table:table-row>
        <table:table-row table:style-name="ro1">
          <table:table-cell table:formula="of:=COM.MICROSOFT.CONCAT([.E77]; &quot;-&quot;; [.F77]; [.G77]; [.A26]; [.H77]; [.I77]; [.J77]; [.K77];[.L77];[.M77];[.N77] )" office:value-type="string" office:string-value="3-23 Azarinth Perception" calcext:value-type="string">
            <text:p>3-23 Azarinth Perception</text:p>
          </table:table-cell>
          <table:table-cell table:number-columns-repeated="3"/>
          <table:table-cell table:formula="of:=IF([.B26]&gt;40; 3; IF([.B26]&gt;20; 2; 1))" office:value-type="float" office:value="3" calcext:value-type="float">
            <text:p>3</text:p>
          </table:table-cell>
          <table:table-cell table:formula="of:=IF([.E77]=3;[.B26]-40;IF([.E77]=2;[.B26]-20;[.B26]))" office:value-type="float" office:value="23" calcext:value-type="float">
            <text:p>23</text:p>
          </table:table-cell>
          <table:table-cell table:formula="of:=IF([.F77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8]; &quot;-&quot;; [.F78]; [.G78]; [.A27]; [.H78]; [.I78]; [.J78]; [.K78];[.L78];[.M78];[.N78] )" office:value-type="string" office:string-value="3-19 Azarinth Reversal       [101% to Deconstruction/Reconstruction]" calcext:value-type="string">
            <text:p>3-19 Azarinth Reversal <text:s text:c="6"/>[101% to Deconstruction/Reconstruction]</text:p>
          </table:table-cell>
          <table:table-cell table:number-columns-repeated="3"/>
          <table:table-cell table:formula="of:=IF([.B27]&gt;40; 3; IF([.B27]&gt;20; 2; 1))" office:value-type="float" office:value="3" calcext:value-type="float">
            <text:p>3</text:p>
          </table:table-cell>
          <table:table-cell table:formula="of:=IF([.E78]=3;[.B27]-40;IF([.E78]=2;[.B27]-20;[.B27]))" office:value-type="float" office:value="19" calcext:value-type="float">
            <text:p>19</text:p>
          </table:table-cell>
          <table:table-cell table:formula="of:=IF([.F78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TEXT(MIN([.B2:.B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[.H80]" office:value-type="string" office:string-value="Kin of Ash" calcext:value-type="string">
            <text:p>Kin of Ash</text:p>
          </table:table-cell>
          <table:table-cell table:number-columns-repeated="6"/>
          <table:table-cell office:value-type="string" calcext:value-type="string">
            <text:p>Kin of Ash</text:p>
          </table:table-cell>
          <table:table-cell table:number-columns-repeated="1016"/>
        </table:table-row>
        <table:table-row table:style-name="ro1">
          <table:table-cell table:formula="of:=COM.MICROSOFT.CONCAT([.E81]; &quot;-&quot;; [.F81]; [.G81]; [.A29]; [.H81]; [.I81]; [.J81]; [.K81];[.L81];[.M81];[.N81] )" office:value-type="string" office:string-value="3-30 Armor of Ash            [135.0% x 8 = 1,080.0% Resilience]" calcext:value-type="string">
            <text:p>3-30 Armor of Ash <text:s text:c="11"/>[135.0% x 8 = 1,080.0% Resilience]</text:p>
          </table:table-cell>
          <table:table-cell table:number-columns-repeated="3"/>
          <table:table-cell table:formula="of:=IF([.B29]&gt;40; 3; IF([.B29]&gt;20; 2; 1))" office:value-type="float" office:value="3" calcext:value-type="float">
            <text:p>3</text:p>
          </table:table-cell>
          <table:table-cell table:formula="of:=IF([.E81]=3;[.B29]-40;IF([.E81]=2;[.B29]-20;[.B29]))" office:value-type="float" office:value="30" calcext:value-type="float">
            <text:p>30</text:p>
          </table:table-cell>
          <table:table-cell table:formula="of:=IF([.F81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2"/>[</text:p>
          </table:table-cell>
          <table:table-cell table:formula="of:=COM.MICROSOFT.CONCAT(TEXT([.G29];&quot;#,##0.0%&quot;); &quot; x &quot;; [.F29]; &quot; = &quot;; TEXT([.H29];&quot;#,##0.0%&quot;))" office:value-type="string" office:string-value="135.0% x 8 = 1,080.0%" calcext:value-type="string">
            <text:p>135.0% x 8 = 1,080.0%</text:p>
          </table:table-cell>
          <table:table-cell office:value-type="string" calcext:value-type="string">
            <text:p><text:s/>Resilience]</text:p>
          </table:table-cell>
          <table:table-cell table:number-columns-repeated="1014"/>
        </table:table-row>
        <table:table-row table:style-name="ro1">
          <table:table-cell table:formula="of:=COM.MICROSOFT.CONCAT([.E82]; &quot;-&quot;; [.F82]; [.G82]; [.A30]; [.H82]; [.I82]; [.J82]; [.K82];[.L82];[.M82];[.N82] )" office:value-type="string" office:string-value="3-30 Aspect of Ash           [70.0% x 7 = 490.0% Resilience, Speed, Strength, Intelligence and Dexterity]" calcext:value-type="string">
            <text:p>3-30 Aspect of Ash <text:s text:c="10"/>[70.0% x 7 = 490.0% Resilience, Speed, Strength, Intelligence and Dexterity]</text:p>
          </table:table-cell>
          <table:table-cell table:number-columns-repeated="3"/>
          <table:table-cell table:formula="of:=IF([.B30]&gt;40; 3; IF([.B30]&gt;20; 2; 1))" office:value-type="float" office:value="3" calcext:value-type="float">
            <text:p>3</text:p>
          </table:table-cell>
          <table:table-cell table:formula="of:=IF([.E82]=3;[.B30]-40;IF([.E82]=2;[.B30]-20;[.B30]))" office:value-type="float" office:value="30" calcext:value-type="float">
            <text:p>30</text:p>
          </table:table-cell>
          <table:table-cell table:formula="of:=IF([.F82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0];&quot;#,##0.0%&quot;); &quot; x &quot;; [.F30]; &quot; = &quot;; TEXT([.H30];&quot;#,##0.0%&quot;))" office:value-type="string" office:string-value="70.0% x 7 = 490.0%" calcext:value-type="string">
            <text:p>70.0% x 7 = 49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4"/>
        </table:table-row>
        <table:table-row table:style-name="ro1">
          <table:table-cell table:formula="of:=COM.MICROSOFT.CONCAT([.E83]; &quot;-&quot;; [.F83]; [.G83]; [.A31]; [.H83]; [.I83]; [.J83]; [.K83];[.L83];[.M83];[.N83] )" office:value-type="string" office:string-value="3-30 True Ash Creation" calcext:value-type="string">
            <text:p>3-30 True Ash Creation</text:p>
          </table:table-cell>
          <table:table-cell table:number-columns-repeated="3"/>
          <table:table-cell table:formula="of:=IF([.B31]&gt;40; 3; IF([.B31]&gt;20; 2; 1))" office:value-type="float" office:value="3" calcext:value-type="float">
            <text:p>3</text:p>
          </table:table-cell>
          <table:table-cell table:formula="of:=IF([.E83]=3;[.B31]-40;IF([.E83]=2;[.B31]-20;[.B31]))" office:value-type="float" office:value="30" calcext:value-type="float">
            <text:p>30</text:p>
          </table:table-cell>
          <table:table-cell table:formula="of:=IF([.F83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4]; &quot;-&quot;; [.F84]; [.G84]; [.A32]; [.H84]; [.I84]; [.J84]; [.K84];[.L84];[.M84];[.N84] )" office:value-type="string" office:string-value="3-19 Heart of Cinder" calcext:value-type="string">
            <text:p>3-19 Heart of Cinder</text:p>
          </table:table-cell>
          <table:table-cell table:number-columns-repeated="3"/>
          <table:table-cell table:formula="of:=IF([.B32]&gt;40; 3; IF([.B32]&gt;20; 2; 1))" office:value-type="float" office:value="3" calcext:value-type="float">
            <text:p>3</text:p>
          </table:table-cell>
          <table:table-cell table:formula="of:=IF([.E84]=3;[.B32]-40;IF([.E84]=2;[.B32]-20;[.B32]))" office:value-type="float" office:value="19" calcext:value-type="float">
            <text:p>19</text:p>
          </table:table-cell>
          <table:table-cell table:formula="of:=IF([.F84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5]; &quot;-&quot;; [.F85]; [.G85]; [.A33]; [.H85]; [.I85]; [.J85]; [.K85];[.L85];[.M85];[.N85] )" office:value-type="string" office:string-value="3-17 Storm of Cinders" calcext:value-type="string">
            <text:p>3-17 Storm of Cinders</text:p>
          </table:table-cell>
          <table:table-cell table:number-columns-repeated="3"/>
          <table:table-cell table:formula="of:=IF([.B33]&gt;40; 3; IF([.B33]&gt;20; 2; 1))" office:value-type="float" office:value="3" calcext:value-type="float">
            <text:p>3</text:p>
          </table:table-cell>
          <table:table-cell table:formula="of:=IF([.E85]=3;[.B33]-40;IF([.E85]=2;[.B33]-20;[.B33]))" office:value-type="float" office:value="17" calcext:value-type="float">
            <text:p>17</text:p>
          </table:table-cell>
          <table:table-cell table:formula="of:=IF([.F85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6]; &quot;-&quot;; [.F86]; [.G86]; [.A34]; [.H86]; [.I86]; [.J86]; [.K86];[.L86];[.M86];[.N86] )" office:value-type="string" office:string-value="3-27 Ash and Ember Unity" calcext:value-type="string">
            <text:p>3-27 Ash and Ember Unity</text:p>
          </table:table-cell>
          <table:table-cell table:number-columns-repeated="3"/>
          <table:table-cell table:formula="of:=IF([.B34]&gt;40; 3; IF([.B34]&gt;20; 2; 1))" office:value-type="float" office:value="3" calcext:value-type="float">
            <text:p>3</text:p>
          </table:table-cell>
          <table:table-cell table:formula="of:=IF([.E86]=3;[.B34]-40;IF([.E86]=2;[.B34]-20;[.B34]))" office:value-type="float" office:value="27" calcext:value-type="float">
            <text:p>27</text:p>
          </table:table-cell>
          <table:table-cell table:formula="of:=IF([.F86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7]; &quot;-&quot;; [.F87]; [.G87]; [.A35]; [.H87]; [.I87]; [.J87]; [.K87];[.L87];[.M87];[.N87] )" office:value-type="string" office:string-value="3-24 Ashen Wings" calcext:value-type="string">
            <text:p>3-24 Ashen Wings</text:p>
          </table:table-cell>
          <table:table-cell table:number-columns-repeated="3"/>
          <table:table-cell table:formula="of:=IF([.B35]&gt;40; 3; IF([.B35]&gt;20; 2; 1))" office:value-type="float" office:value="3" calcext:value-type="float">
            <text:p>3</text:p>
          </table:table-cell>
          <table:table-cell table:formula="of:=IF([.E87]=3;[.B35]-40;IF([.E87]=2;[.B35]-20;[.B35]))" office:value-type="float" office:value="24" calcext:value-type="float">
            <text:p>24</text:p>
          </table:table-cell>
          <table:table-cell table:formula="of:=IF([.F87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8]; &quot;-&quot;; [.F88]; [.G88]; [.A36]; [.H88]; [.I88]; [.J88]; [.K88];[.L88];[.M88];[.N88] )" office:value-type="string" office:string-value="3-17 Eyes of Ash             [58.5% x 8 = 468.0% Perception]" calcext:value-type="string">
            <text:p>3-17 Eyes of Ash <text:s text:c="12"/>[58.5% x 8 = 468.0% Perception]</text:p>
          </table:table-cell>
          <table:table-cell table:number-columns-repeated="3"/>
          <table:table-cell table:formula="of:=IF([.B36]&gt;40; 3; IF([.B36]&gt;20; 2; 1))" office:value-type="float" office:value="3" calcext:value-type="float">
            <text:p>3</text:p>
          </table:table-cell>
          <table:table-cell table:formula="of:=IF([.E88]=3;[.B36]-40;IF([.E88]=2;[.B36]-20;[.B36]))" office:value-type="float" office:value="17" calcext:value-type="float">
            <text:p>17</text:p>
          </table:table-cell>
          <table:table-cell table:formula="of:=IF([.F88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3"/>[</text:p>
          </table:table-cell>
          <table:table-cell table:formula="of:=COM.MICROSOFT.CONCAT(TEXT([.G36];&quot;#,##0.0%&quot;); &quot; x &quot;; [.F36]; &quot; = &quot;; TEXT([.H36];&quot;#,##0.0%&quot;))" office:value-type="string" office:string-value="58.5% x 8 = 468.0%" calcext:value-type="string">
            <text:p>58.5% x 8 = 468.0%</text:p>
          </table:table-cell>
          <table:table-cell office:value-type="string" calcext:value-type="string">
            <text:p><text:s/>Perception]</text:p>
          </table:table-cell>
          <table:table-cell table:number-columns-repeated="1014"/>
        </table:table-row>
        <table:table-row table:style-name="ro1">
          <table:table-cell table:formula="of:=COM.MICROSOFT.CONCAT([.E89]; &quot;-&quot;; [.F89]; [.G89]; [.A37]; [.H89]; [.I89]; [.J89]; [.K89];[.L89];[.M89];[.N89] )" office:value-type="string" office:string-value="3-30 Avatar of Ash           [65.0% x 8 = 520.0% Reflexes and Speed]" calcext:value-type="string">
            <text:p>3-30 Avatar of Ash <text:s text:c="10"/>[65.0% x 8 = 520.0% Reflexes and Speed]</text:p>
          </table:table-cell>
          <table:table-cell table:number-columns-repeated="3"/>
          <table:table-cell table:formula="of:=IF([.B37]&gt;40; 3; IF([.B37]&gt;20; 2; 1))" office:value-type="float" office:value="3" calcext:value-type="float">
            <text:p>3</text:p>
          </table:table-cell>
          <table:table-cell table:formula="of:=IF([.E89]=3;[.B37]-40;IF([.E89]=2;[.B37]-20;[.B37]))" office:value-type="float" office:value="30" calcext:value-type="float">
            <text:p>30</text:p>
          </table:table-cell>
          <table:table-cell table:formula="of:=IF([.F89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7];&quot;#,##0.0%&quot;); &quot; x &quot;; [.F37]; &quot; = &quot;; TEXT([.H37];&quot;#,##0.0%&quot;))" office:value-type="string" office:string-value="65.0% x 8 = 520.0%" calcext:value-type="string">
            <text:p>65.0% x 8 = 520.0%</text:p>
          </table:table-cell>
          <table:table-cell office:value-type="string" calcext:value-type="string">
            <text:p><text:s/>Reflexes and Speed]</text:p>
          </table:table-cell>
          <table:table-cell table:number-columns-repeated="1014"/>
        </table:table-row>
        <table:table-row table:style-name="ro1">
          <table:table-cell table:formula="of:=COM.MICROSOFT.CONCAT([.E90]; &quot;-&quot;; [.F90]; [.G90]; [.A38]; [.H90]; [.I90]; [.J90]; [.K90];[.L90];[.M90];[.N90] )" office:value-type="string" office:string-value="3-27 Keeper of Ash           [83.5% x 7 = 584.5% Damage]" calcext:value-type="string">
            <text:p>3-27 Keeper of Ash <text:s text:c="10"/>[83.5% x 7 = 584.5% Damage]</text:p>
          </table:table-cell>
          <table:table-cell table:number-columns-repeated="3"/>
          <table:table-cell table:formula="of:=IF([.B38]&gt;40; 3; IF([.B38]&gt;20; 2; 1))" office:value-type="float" office:value="3" calcext:value-type="float">
            <text:p>3</text:p>
          </table:table-cell>
          <table:table-cell table:formula="of:=IF([.E90]=3;[.B38]-40;IF([.E90]=2;[.B38]-20;[.B38]))" office:value-type="float" office:value="27" calcext:value-type="float">
            <text:p>27</text:p>
          </table:table-cell>
          <table:table-cell table:formula="of:=IF([.F90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8];&quot;#,##0.0%&quot;); &quot; x &quot;; [.F38]; &quot; = &quot;; TEXT([.H38];&quot;#,##0.0%&quot;))" office:value-type="string" office:string-value="83.5% x 7 = 584.5%" calcext:value-type="string">
            <text:p>83.5% x 7 = 584.5%</text:p>
          </table:table-cell>
          <table:table-cell office:value-type="string" calcext:value-type="string">
            <text:p><text:s/>Damage]</text:p>
          </table:table-cell>
          <table:table-cell table:number-columns-repeated="101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7:07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6T20:37:32.985000000</dc:date>
    <meta:generator>LibreOffice/7.0.5.2$Windows_X86_64 LibreOffice_project/64390860c6cd0aca4beafafcfd84613dd9dfb63a</meta:generator>
    <meta:editing-duration>PT4H42M32S</meta:editing-duration>
    <meta:editing-cycles>44</meta:editing-cycles>
    <meta:document-statistic meta:table-count="1" meta:cell-count="423" meta:object-count="0"/>
    <meta:user-defined meta:name="AppVersion">16.0300</meta:user-defined>
  </office:meta>
</office:document-meta>
</file>